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27a" officeooo:paragraph-rsid="000ac27a"/>
    </style:style>
    <style:style style:name="P2" style:family="paragraph" style:parent-style-name="Standard">
      <style:text-properties officeooo:rsid="000b44ae" officeooo:paragraph-rsid="000b44ae"/>
    </style:style>
    <style:style style:name="P3" style:family="paragraph" style:parent-style-name="Standard">
      <style:text-properties officeooo:rsid="000ccde4" officeooo:paragraph-rsid="00135cb0"/>
    </style:style>
    <style:style style:name="P4" style:family="paragraph" style:parent-style-name="Standard">
      <style:text-properties officeooo:rsid="00135cb0" officeooo:paragraph-rsid="00135cb0"/>
    </style:style>
    <style:style style:name="P5" style:family="paragraph" style:parent-style-name="Standard">
      <style:text-properties officeooo:rsid="0013c92c" officeooo:paragraph-rsid="0013c92c"/>
    </style:style>
    <style:style style:name="P6" style:family="paragraph" style:parent-style-name="Standard">
      <style:text-properties officeooo:rsid="00144054" officeooo:paragraph-rsid="00144054"/>
    </style:style>
    <style:style style:name="P7" style:family="paragraph" style:parent-style-name="Standard">
      <style:text-properties officeooo:rsid="00144054" officeooo:paragraph-rsid="0015ef86"/>
    </style:style>
    <style:style style:name="P8" style:family="paragraph" style:parent-style-name="Standard">
      <style:text-properties officeooo:rsid="0015ef86" officeooo:paragraph-rsid="0015ef86"/>
    </style:style>
    <style:style style:name="P9" style:family="paragraph" style:parent-style-name="Standard">
      <style:text-properties officeooo:rsid="0015ef86" officeooo:paragraph-rsid="001b9471"/>
    </style:style>
    <style:style style:name="P10" style:family="paragraph" style:parent-style-name="Standard">
      <style:text-properties officeooo:rsid="0015ef86" officeooo:paragraph-rsid="001ba3e9"/>
    </style:style>
    <style:style style:name="P11" style:family="paragraph" style:parent-style-name="Standard">
      <style:text-properties officeooo:rsid="0015ef86" officeooo:paragraph-rsid="002a8d42"/>
    </style:style>
    <style:style style:name="P12" style:family="paragraph" style:parent-style-name="Standard">
      <style:text-properties officeooo:rsid="0015ef86" officeooo:paragraph-rsid="002510f7"/>
    </style:style>
    <style:style style:name="P13" style:family="paragraph" style:parent-style-name="Standard">
      <style:text-properties officeooo:rsid="0015ef86" officeooo:paragraph-rsid="002e5a04"/>
    </style:style>
    <style:style style:name="P14" style:family="paragraph" style:parent-style-name="Standard">
      <style:text-properties officeooo:rsid="001a8922" officeooo:paragraph-rsid="001a8922"/>
    </style:style>
    <style:style style:name="P15" style:family="paragraph" style:parent-style-name="Standard">
      <style:text-properties officeooo:rsid="001ba3e9" officeooo:paragraph-rsid="001ba3e9"/>
    </style:style>
    <style:style style:name="P16" style:family="paragraph" style:parent-style-name="Standard">
      <style:text-properties officeooo:rsid="0021ba73" officeooo:paragraph-rsid="0021ba73"/>
    </style:style>
    <style:style style:name="P17" style:family="paragraph" style:parent-style-name="Standard">
      <style:text-properties officeooo:rsid="001b9471" officeooo:paragraph-rsid="001b9471"/>
    </style:style>
    <style:style style:name="P18" style:family="paragraph" style:parent-style-name="Standard">
      <style:text-properties style:text-underline-style="solid" style:text-underline-width="auto" style:text-underline-color="font-color" fo:font-weight="bold" officeooo:rsid="002b9df9" officeooo:paragraph-rsid="002b9df9" style:font-weight-asian="bold" style:font-weight-complex="bold"/>
    </style:style>
    <style:style style:name="P19" style:family="paragraph" style:parent-style-name="Standard">
      <style:text-properties style:text-underline-style="solid" style:text-underline-width="auto" style:text-underline-color="font-color" officeooo:rsid="0015ef86" officeooo:paragraph-rsid="002510f7"/>
    </style:style>
    <style:style style:name="P20" style:family="paragraph" style:parent-style-name="Standard">
      <style:text-properties officeooo:rsid="0015ef86" officeooo:paragraph-rsid="001b9471"/>
    </style:style>
    <style:style style:name="P21" style:family="paragraph" style:parent-style-name="Standard">
      <style:text-properties officeooo:rsid="0034308b" officeooo:paragraph-rsid="0034308b"/>
    </style:style>
    <style:style style:name="P22" style:family="paragraph" style:parent-style-name="Standard">
      <style:text-properties style:text-underline-style="solid" style:text-underline-width="auto" style:text-underline-color="font-color" fo:font-weight="bold" officeooo:rsid="0015ef86" officeooo:paragraph-rsid="001ba3e9" style:font-weight-asian="bold" style:font-weight-complex="bold"/>
    </style:style>
    <style:style style:name="P23" style:family="paragraph" style:parent-style-name="Standard">
      <style:text-properties officeooo:rsid="0034d105" officeooo:paragraph-rsid="0034d105"/>
    </style:style>
    <style:style style:name="T1" style:family="text">
      <style:text-properties officeooo:rsid="000b44ae"/>
    </style:style>
    <style:style style:name="T2" style:family="text">
      <style:text-properties officeooo:rsid="000e71e7"/>
    </style:style>
    <style:style style:name="T3" style:family="text">
      <style:text-properties officeooo:rsid="000f4a79"/>
    </style:style>
    <style:style style:name="T4" style:family="text">
      <style:text-properties officeooo:rsid="000fd595"/>
    </style:style>
    <style:style style:name="T5" style:family="text">
      <style:text-properties officeooo:rsid="00100a46"/>
    </style:style>
    <style:style style:name="T6" style:family="text">
      <style:text-properties officeooo:rsid="0011ed3b"/>
    </style:style>
    <style:style style:name="T7" style:family="text">
      <style:text-properties officeooo:rsid="00135cb0"/>
    </style:style>
    <style:style style:name="T8" style:family="text">
      <style:text-properties officeooo:rsid="0013c92c"/>
    </style:style>
    <style:style style:name="T9" style:family="text">
      <style:text-properties officeooo:rsid="00144054"/>
    </style:style>
    <style:style style:name="T10" style:family="text">
      <style:text-properties officeooo:rsid="0015ef86"/>
    </style:style>
    <style:style style:name="T11" style:family="text">
      <style:text-properties officeooo:rsid="0017a6f0"/>
    </style:style>
    <style:style style:name="T12" style:family="text">
      <style:text-properties officeooo:rsid="00199399"/>
    </style:style>
    <style:style style:name="T13" style:family="text">
      <style:text-properties officeooo:rsid="001a8922"/>
    </style:style>
    <style:style style:name="T14" style:family="text">
      <style:text-properties officeooo:rsid="001b9471"/>
    </style:style>
    <style:style style:name="T15" style:family="text">
      <style:text-properties officeooo:rsid="001ba3e9"/>
    </style:style>
    <style:style style:name="T16" style:family="text">
      <style:text-properties officeooo:rsid="001d3b6f"/>
    </style:style>
    <style:style style:name="T17" style:family="text">
      <style:text-properties officeooo:rsid="00236337"/>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officeooo:rsid="0025dbd2"/>
    </style:style>
    <style:style style:name="T21" style:family="text">
      <style:text-properties officeooo:rsid="002622c2"/>
    </style:style>
    <style:style style:name="T22" style:family="text">
      <style:text-properties officeooo:rsid="0028198e"/>
    </style:style>
    <style:style style:name="T23" style:family="text">
      <style:text-properties officeooo:rsid="0028e696"/>
    </style:style>
    <style:style style:name="T24" style:family="text">
      <style:text-properties officeooo:rsid="002c903c"/>
    </style:style>
    <style:style style:name="T25" style:family="text">
      <style:text-properties officeooo:rsid="0034d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Need<text:span text:style-name="T1">ed</text:span> A New Hobby</text:p>
      <text:p text:style-name="P1"/>
      <text:p text:style-name="P2">Look, Test, Move On (or 30 years of dropped hobbies all in one project)</text:p>
      <text:p text:style-name="P2"/>
      <text:p text:style-name="P2"/>
      <text:p text:style-name="P2"/>
      <text:p text:style-name="P3">I <text:span text:style-name="T2">have been a gamer as far back as I can remember, I’m talkin’ Atari 2600. </text:span><text:span text:style-name="T3">At </text:span><text:span text:style-name="T8">the age of</text:span><text:span text:style-name="T3">1</text:span><text:span text:style-name="T8">0</text:span><text:span text:style-name="T3"> I pulled apart my old Tiger </text:span><text:span text:style-name="T4">LCD game. </text:span><text:span text:style-name="T5">Removed batteries, unscrewed the case and marveled at what I saw. I studied the guts of the thing and made sense </text:span><text:span text:style-name="T6">of everything except how the board interacted with the screen. The image on the screen was being sent through this foam. </text:span><text:span text:style-name="T7">The board had contacts, </text:span><text:span text:style-name="T8">and it was j</text:span><text:span text:style-name="T7">ust </text:span><text:span text:style-name="T8">this</text:span><text:span text:style-name="T7"> foam </text:span><text:span text:style-name="T8">strip</text:span><text:span text:style-name="T7"> sandwiching small metal </text:span><text:span text:style-name="T8">wires</text:span><text:span text:style-name="T7"> </text:span><text:span text:style-name="T8">glued to</text:span><text:span text:style-name="T7"> the board contacts </text:span><text:span text:style-name="T8">and</text:span><text:span text:style-name="T7"> screen components. </text:span></text:p>
      <text:p text:style-name="P3"/>
      <text:p text:style-name="P4">Curiosity got the best of this toy. I wanted to know more, how the screen used the connection from the board. Knowing the risk, I removed the foam from the screen. I was able to confirm what I expected, the strip sent electricity to the screen, darkening specific built in shapes. The thing was basically digital watch. Satisfied, I put the strip back in it’s place, screwed everything back together. Batteries in, I powered up the device. Now a broken Tiger game.</text:p>
      <text:p text:style-name="P3"/>
      <text:p text:style-name="P4">That short lived tech adventure showed me that I had a basic understanding of how this stuff worked. I <text:span text:style-name="T8">unlocked a curiosity for tech that day. I had more fun braking an old game than I had while playing it. I wanted more. I wanted to build my own handheld game. I wanted to burry myself in the tech world.</text:span></text:p>
      <text:p text:style-name="P4"/>
      <text:p text:style-name="P5">At 16 I installed a game on to my PC, bleeding edge code. It ran like a slideshow at best, but crashed on the first level. “The PC met the minimum requirements, it should run fine.” I thought. I called support, and that day I learned how to kill unwanted processes in task manager. I also learned computers ran on complicated software. I learned that I knew almost nothing about computers, and I wanted to change that.</text:p>
      <text:p text:style-name="P5"/>
      <text:p text:style-name="P5">From that day forward I was “the computer guy”. Dialup internet came along. We physically went to a local ISP, obtained phone numbers, IP configuration, <text:span text:style-name="T9">and had to manually configure our connection to The Internet. The more I worked on technology the more I enjoyed it. I was obsessed.</text:span></text:p>
      <text:p text:style-name="P5"/>
      <text:p text:style-name="P7">I went to a technical college 6 months <text:span text:style-name="T10">after</text:span> <text:span text:style-name="T10">barely graduating </text:span>high school. That was when I realized I couldn’t stand working with code. Use a comma instead of a period by mistake and you can really mess up a database. I wasn’t ready for that kind of scrutiny. <text:span text:style-name="T10">In 2002 I earned my </text:span>AS in Network Engineering and Database Administration, <text:span text:style-name="T10">4.0 GPA, “Deans List”</text:span>. <text:span text:style-name="T10">Oh, I really like this, parts of it at least. </text:span></text:p>
      <text:p text:style-name="P7"/>
      <text:p text:style-name="P8">A+ N+ MCP, I was starting to earn the alphabet tech people put behind their names in email signatures.</text:p>
      <text:p text:style-name="P8"/>
      <text:p text:style-name="P8">20 years later, and I have touched and loved several technologies. CCNA was in the works, I studied with a bunch of nerds. They were into Linux. After a while, I started to get into Linux too. I work on Windows machines, the games I play require Windows. I abandoned Linux, for about 2 years. Got back into and out of Linux. I wanted to learn Linux, but wasn’t sure what I would do with it.</text:p>
      <text:p text:style-name="P8"/>
      <text:p text:style-name="P8"/>
      <text:p text:style-name="P16"><text:span text:style-name="T19">The <text:s/>List</text:span> (<text:span text:style-name="T17">aka: </text:span>Hobby Graveyard, Shelf of Abandoned <text:span text:style-name="T17">Hobbies/Tech)</text:span></text:p>
      <text:p text:style-name="P8"/>
      <text:p text:style-name="P8"><text:span text:style-name="T18">E-paper</text:span> <text:span text:style-name="T11">(e-ink) has been around for a while now. I’m fascinated by the concept of electronically “writing” on something paper-like while using minimal power. Once something is written it can sit on </text:span><text:soft-page-break/><text:span text:style-name="T11">that “paper” without using any power, for a very long time. </text:span><text:span text:style-name="T21">Think </text:span><text:span text:style-name="T11">etch-a-sketch, only practical. Kindels were first released using this tech. Stores have started using this tech to display and update product prices. Its readable without backlight straining your eyes. How cool is that! </text:span><text:span text:style-name="T12">I didn’t know what I’d use it for, but it stuck in my mind.</text:span></text:p>
      <text:p text:style-name="P8"/>
      <text:p text:style-name="P8"><text:span text:style-name="T18">Raspberry Pi</text:span> <text:span text:style-name="T11">has made computer ownership more practical than ever. Small footprint, low power consumption, customize-able. </text:span><text:span text:style-name="T12">You no longer need to deal with a tower, setting up a surface to keep everything. Practical computing in the palm of your hand, smaller even. They sound really neat, but the only examples I see of the tech is to power home-brew digital assistants and Plex servers. I am interested in neither but the hardware possibilities were compelling. So I stuck that concept on the shelf next to E-Paper and learning Linux.</text:span></text:p>
      <text:p text:style-name="P8"/>
      <text:p text:style-name="P13"><text:span text:style-name="T18">Mechanical keyboards</text:span>, <text:span text:style-name="T15">classic. Loud clacking and squeaking. So far, my experience with mechanical keyboards was “professional”. I hate typing on Chiclets. Laptop keyboards, the tech had started creeping into my life and I started missing the old keyboards. A quick search revealed a massive intense fan-base. Hobbyists striving for the best typing experience. The modding community was matched only by the amount of money one would spend </text:span><text:span text:style-name="T16">on hardware.</text:span></text:p>
      <text:p text:style-name="P19"/>
      <text:p text:style-name="P12"><text:span text:style-name="T18">Python</text:span> <text:span text:style-name="T12">has made leaps and bounds in the past decade. It’s been around for a while now, but I first heard of it in 2018. Another scripting language, more coding environments to ignore. Outside of small .bat files scripting or any kind of programming I had </text:span><text:span text:style-name="T13">avoided</text:span><text:span text:style-name="T12">. </text:span></text:p>
      <text:p text:style-name="P12"/>
      <text:p text:style-name="P11"><text:span text:style-name="T20">I</text:span><text:span text:style-name="T13">n </text:span><text:span text:style-name="T20">early</text:span><text:span text:style-name="T13"> 2020 I </text:span><text:span text:style-name="T20">started </text:span><text:span text:style-name="T13">exploring different technical areas to move my career along. Being able to work with the hot new thing makes me more employable. At this point I have touched several languages, made very simple programs by GUI and I was getting better at wrapping my head around the fundamentals. What always bothered me, is that I could not think of a single program or script to write. I had no immediate reason to learn Python. I could only follow along with instructions, and hoped I would figure out what to build once I better understood what Python could do. I wondered though, what would I do with it. </text:span></text:p>
      <text:p text:style-name="P11"/>
      <text:p text:style-name="P14">Then COVID happened. All of the sudden I was working from home, and moving in the middle of a pandemic. <text:span text:style-name="T14">We’re losing clients because they cannot afford the expense. It has been a busy couple of years. Python was shelved.</text:span></text:p>
      <text:p text:style-name="P14"/>
      <text:p text:style-name="P14"/>
      <text:p text:style-name="P14"/>
      <text:p text:style-name="P18">Looking for Something Better</text:p>
      <text:p text:style-name="P14"/>
      <text:p text:style-name="P17">Working from home got me thinking about working my own hours. Developers contract out their work all the time. As long as you can show work progress the client couldn’t care less when you did the work. The drive to learn development was back, Python is still popular, but I wanted to learn a language that I could use anywhere. A language I have tried to understand from afar but never got my toes wet. </text:p>
      <text:p text:style-name="P9"/>
      <text:p text:style-name="P11">HTML, CSS, and <text:span text:style-name="T14">The </text:span>Odin <text:span text:style-name="T14">Project spoke to me. </text:span><text:span text:style-name="T22">A</text:span><text:span text:style-name="T14">long with the languages mentioned </text:span><text:span text:style-name="T22">TOP</text:span><text:span text:style-name="T14"> also had instruction for learning the basics of GIT and I got to take Linux off the shelf, blow off the dust and return to an old interest I could work with </text:span><text:span text:style-name="T23">again</text:span><text:span text:style-name="T14">. </text:span><text:span text:style-name="T15">Some work was done but it slowed down to a stop. Turns out that I really didn’t have an immediate practical desire to work in TOP or anything else new to me.</text:span></text:p>
      <text:p text:style-name="P9"><text:soft-page-break/></text:p>
      <text:p text:style-name="P15">It was maddening. All of these fantastic things to learn and use, but it feels like work if it’s not for fun.</text:p>
      <text:p text:style-name="P9"/>
      <text:p text:style-name="P21">I had been watching Youtube videos. Cybersecurity, Network Engineering, Server admins with Linux, Junnior Dev, Full Stack. The Alphabet algorythim was listening. I had been obsessively <text:span text:style-name="T25">watching all of these videos and Google found the connection. </text:span></text:p>
      <text:p text:style-name="P10"/>
      <text:p text:style-name="P10"/>
      <text:p text:style-name="P22"><text:span text:style-name="T24">The </text:span>Cyberdeck</text:p>
      <text:p text:style-name="P6"/>
      <text:p text:style-name="P23">A handful of articles (links I have in discord) showing home brew computers. Palmtop’s, portable desktops, and gaming rigs with monitor, and keyboards and kludged together in briefcases, old electrical boxes. Reusing old dead chunks of tech, an old 60% mechanical keyboard, motherboard from a headless gaming laptop, small monitor from another half-crushed laptop. A phrase kept coming up, “Cyberdeck” taken from some scifi cyberpunk story. The “definition” perfectly obtuse, a portable coputer usually built and customized by the individual user. Raspberry Pi hardware, with PiLinux, mechanical keyboard.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10:22:16.204349405</meta:creation-date>
    <dc:date>2022-09-23T17:35:42.750998885</dc:date>
    <meta:editing-duration>P2DT12H37M49S</meta:editing-duration>
    <meta:editing-cycles>7</meta:editing-cycles>
    <meta:generator>LibreOffice/7.3.5.2$Linux_X86_64 LibreOffice_project/30$Build-2</meta:generator>
    <meta:document-statistic meta:table-count="0" meta:image-count="0" meta:object-count="0" meta:page-count="3" meta:paragraph-count="24" meta:word-count="1314" meta:character-count="7465" meta:non-whitespace-character-count="6167"/>
  </office:meta>
</office:document-meta>
</file>